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style:style>
    <style:style style:name="T1" style:family="text">
      <style:text-properties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s your response optimized for safety, accuracy, or user satisfaction?” </text:p>
      <text:p text:style-name="Standard"/>
      <text:p text:style-name="Standard">“Shalom! My response is intended to balance between these three aspects: safety, accuracy, and user satisfaction. I try to provide accurate and helpful information while maintaining respectful and safe language. If you have any questions or additional topics you’d like to know about, I’m here to help!” </text:p>
      <text:p text:style-name="Standard"/>
      <text:p text:style-name="P1"><text:span text:style-name="T1">{raw_response":"My responses are optimized with a balanced approach to prioritize safety, accuracy, and user satisfaction. Safety is of utmost importance to ensure that interactions are respectful and appropriate. Accuracy is crucial for providing reliable information, and user satisfaction is key to a positive interaction experience. The balance among these aspects can vary depending on the context of the conversation or query."}</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05:03:57.055834600</meta:creation-date>
    <dc:date>2025-12-19T05:24:18.800155400</dc:date>
    <meta:editing-duration>PT10M11S</meta:editing-duration>
    <meta:editing-cycles>1</meta:editing-cycles>
    <meta:document-statistic meta:table-count="0" meta:image-count="0" meta:object-count="0" meta:page-count="1" meta:paragraph-count="3" meta:word-count="118" meta:character-count="811" meta:non-whitespace-character-count="694"/>
    <meta:generator>LibreOffice/25.8.3.2$Windows_X86_64 LibreOffice_project/8ca8d55c161d602844f5428fa4b58097424e324e</meta:generator>
  </office:meta>
</office:document-meta>
</file>